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1</text:p>
      <text:p text:style-name="Subtitle">24<text:span text:style-name="T10">th</text:span> Nov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15">Class Rules vs Interface Rules<text:tab/>13</text:p>
          <text:p text:style-name="P15">Overriding <text:s/>Rules<text:tab/>13</text:p>
          <text:p text:style-name="P15">Location Specifiers<text:tab/>15</text:p>
          <text:p text:style-name="P17">Rule Bindings<text:tab/>18</text:p>
          <text:p text:style-name="P17">Rule Expressions<text:tab/>18</text:p>
          <text:p text:style-name="P17">Rule Conditions<text:tab/>20</text:p>
          <text:p text:style-name="P17">Rule Actions<text:tab/>21</text:p>
          <text:p text:style-name="P17">Built-In Calls<text:tab/>22</text:p>
          <text:p text:style-name="P17">User-Defined Rule Helpers<text:tab/>22</text:p>
          <text:p text:style-name="P17">The Rule Helper Lifecycle Methods<text:tab/>24</text:p>
          <text:p text:style-name="P16">Byteman Rule Language Standard Built-Ins<text:tab/>26</text:p>
          <text:p text:style-name="P17">Thread Coordination Operations<text:tab/>26</text:p>
          <text:p text:style-name="P15">Waiters<text:tab/>26</text:p>
          <text:p text:style-name="P15">Rendezvous<text:tab/>27</text:p>
          <text:p text:style-name="P15">Joiners<text:tab/>28</text:p>
          <text:p text:style-name="P15">Aborting Execution<text:tab/>28</text:p>
          <text:p text:style-name="P17">Rule State Management Operations<text:tab/>29</text:p>
          <text:p text:style-name="P15">CountDowns<text:tab/>29</text:p>
          <text:p text:style-name="P15">Flags<text:tab/>30</text:p>
          <text:p text:style-name="P15">Counters<text:tab/>30</text:p>
          <text:p text:style-name="P15">Timers<text:tab/>31</text:p>
          <text:p text:style-name="P15">Recursive Triggering<text:tab/>31</text:p>
          <text:p text:style-name="P17">Trace and Debug Operations<text:tab/>33</text:p>
          <text:p text:style-name="P15">Debugging<text:tab/>33</text:p>
          <text:p text:style-name="P15">Tracing<text:tab/>33</text:p>
          <text:p text:style-name="P17">Stack Management Operations<text:tab/>34</text:p>
          <text:p text:style-name="P15">Checking The Call Tree<text:tab/>34</text:p>
          <text:p text:style-name="P15">Tracing the Caller Stack<text:tab/>36</text:p>
          <text:p text:style-name="P15">Selective Stack Tracing Using a Regular Expression Filter<text:tab/>36</text:p>
          <text:p text:style-name="P15">Stack Range Tracing<text:tab/>38</text:p>
          <text:p text:style-name="P17">Default Helper Lifecycle Methods<text:tab/>40</text:p>
          <text:p text:style-name="P16">Using Byteman<text:tab/>42</text:p>
          <text:p text:style-name="P17">Downloading a binary release<text:tab/>42</text:p>
          <text:p text:style-name="P17">Obtaining the sources<text:tab/>42</text:p>
          <text:p text:style-name="P17">Building Byteman from the sources<text:tab/>42</text:p>
          <text:p text:style-name="P17">Running Applications with Byteman<text:tab/>42</text:p>
          <text:p text:style-name="P17"><text:soft-page-break/>Installing Byteman in a Running JVM using Script bminstall.sh<text:tab/>43</text:p>
          <text:p text:style-name="P17">Available -javaagent Options<text:tab/>44</text:p>
          <text:p text:style-name="P17">Running Byteman Using Script bmjava.sh<text:tab/>44</text:p>
          <text:p text:style-name="P17">Submitting Rules Dynamically Using Script bmsubmit.sh<text:tab/>45</text:p>
          <text:p text:style-name="P17">Checking Rules Offline Using Script bytemancheck.sh<text:tab/>47</text:p>
          <text:p text:style-name="P17">Environment Settings<text:tab/>47</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520816468"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584774337"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142462748" text:continue-list="list520816468"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73989608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854314022"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122413287" text:continue-list="list73989608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5529728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87114987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6223411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87791633"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343872474" text:continue-list="list1362234118"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97923249"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3137015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39568732"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905155642"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87707972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375516090" text:continue-numbering="true" text:style-name="Outline">
        <text:list-item>
          <text:list>
            <text:list-item>
              <text:list>
                <text:list-header>
                  <text:h text:style-name="Heading_20_3" text:outline-level="3" text:is-list-header="true">Locatio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text:soft-page-break/>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text:soft-page-break/>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text:soft-page-break/>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8998005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19517015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571498885"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text:soft-page-break/>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97204364" text:style-name="L5">
        <text:list-item>
          <text:p text:style-name="P25">throw and return operations are only allowed as the last action in a sequence of rule actions (see below).</text:p>
        </text:list-item>
      </text:list>
      <text:list xml:id="list2009553240"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text:soft-page-break/>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774963032" text:continue-list="list119517015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78810331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4655235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4179302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96431731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277644885"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657821831" text:continue-list="list196431731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80298183"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654294234"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418273172"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04555313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9575244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2829239"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704479653"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6322622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37971015"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16890447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22268269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94860827"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08311491"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224943973"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022011851"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3710786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59183624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774592541"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4813759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09810665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555903585"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870436799" text:continue-numbering="true" text:style-name="Outline">
        <text:list-item>
          <text:list>
            <text:list-header>
              <text:h text:style-name="P18"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342882209"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174675196"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959288792"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53187347" text:continue-list="list2174675196"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205429068"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1-24T15:42:15</dc:date>
    <meta:printed-by>Andrew Dinn</meta:printed-by>
    <meta:print-date>2008-09-26T17:21:42</meta:print-date>
    <meta:editing-cycles>172</meta:editing-cycles>
    <meta:editing-duration>PT68H02M09S</meta:editing-duration>
    <meta:document-statistic meta:table-count="0" meta:image-count="0" meta:object-count="0" meta:page-count="49" meta:paragraph-count="523" meta:word-count="18682" meta:character-count="121557"/>
    <meta:user-defined meta:name="Info 1"/>
    <meta:user-defined meta:name="Info 2"/>
    <meta:user-defined meta:name="Info 3"/>
    <meta:user-defined meta:name="Info 4"/>
  </office:meta>
</office:document-meta>
</file>